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in" svg:y="0.2169in">
            <draw:object draw:notify-on-update-of-ranges="Sheet1.B2:Sheet1.B6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1652696" calcext:value-type="float">
            <text:p>116526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75" calcext:value-type="float">
            <text:p>6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9T13:51:14.740376059</dc:date>
    <meta:document-statistic meta:table-count="1" meta:cell-count="128" meta:object-count="1"/>
    <meta:generator>LibreOffice/4.2.6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78cm" svg:y="0.316cm" chart:style-name="ch2">
          <text:p>Positive Examples</text:p>
        </chart:title>
        <chart:legend chart:legend-position="end" svg:x="11.851cm" svg:y="4.201cm" style:legend-expansion="high" chart:style-name="ch3"/>
        <chart:plot-area chart:style-name="ch4" table:cell-range-address="Sheet1.B2:Sheet1.B64" chart:data-source-has-labels="row" svg:x="1.331cm" svg:y="1.661cm" svg:width="9.88cm" svg:height="6.178cm">
          <chartooo:coordinate-region svg:x="2.323cm" svg:y="1.86cm" svg:width="8.888cm" svg:height="5.187cm"/>
          <chart:axis chart:dimension="x" chart:name="primary-x" chart:style-name="ch5">
            <chart:title svg:x="5.05cm" svg:y="8.019cm" chart:style-name="ch6">
              <text:p>Threshold value</text:p>
            </chart:title>
          </chart:axis>
          <chart:axis chart:dimension="y" chart:name="primary-y" chart:style-name="ch5">
            <chart:title svg:x="0.451cm" svg:y="7.413cm" chart:style-name="ch7">
              <text:p>No. of anomaly detected (max 8000)</text:p>
            </chart:title>
            <chart:grid chart:style-name="ch8" chart:class="major"/>
          </chart:axis>
          <chart:series chart:style-name="ch9" chart:values-cell-range-address="Sheet1.B2:Sheet1.B64" chart:label-cell-address="anomaly_detected" chart:class="chart:line">
            <chart:data-point chart:repeated="6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omaly_det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75">
                <text:p>6075</text:p>
                <draw:g>
                  <svg:desc>Sheet1.B2:Sheet1.B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